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f5390" officeooo:paragraph-rsid="000f5390"/>
    </style:style>
    <style:style style:name="P2" style:family="paragraph" style:parent-style-name="Heading_20_1">
      <style:text-properties officeooo:rsid="000f5390"/>
    </style:style>
    <style:style style:name="P3" style:family="paragraph" style:parent-style-name="Text_20_body">
      <style:text-properties officeooo:rsid="000f5390"/>
    </style:style>
    <style:style style:name="P4" style:family="paragraph" style:parent-style-name="Text_20_body">
      <style:text-properties officeooo:paragraph-rsid="0010b4be"/>
    </style:style>
    <style:style style:name="P5" style:family="paragraph" style:parent-style-name="Text_20_body">
      <style:text-properties officeooo:rsid="00121cf4" officeooo:paragraph-rsid="00121cf4"/>
    </style:style>
    <style:style style:name="P6" style:family="paragraph" style:parent-style-name="Text_20_body" style:list-style-name="L1"/>
    <style:style style:name="P7" style:family="paragraph" style:parent-style-name="Text_20_body" style:list-style-name="L1">
      <style:paragraph-properties fo:margin-top="0in" fo:margin-bottom="0in" style:contextual-spacing="false"/>
    </style:style>
    <style:style style:name="P8" style:family="paragraph" style:parent-style-name="Text_20_body" style:list-style-name="L1">
      <style:text-properties officeooo:paragraph-rsid="00121cf4"/>
    </style:style>
    <style:style style:name="P9" style:family="paragraph" style:parent-style-name="Text_20_body">
      <style:text-properties officeooo:paragraph-rsid="00121cf4"/>
    </style:style>
    <style:style style:name="P10" style:family="paragraph" style:parent-style-name="Text_20_body" style:list-style-name="L7"/>
    <style:style style:name="P11" style:family="paragraph" style:parent-style-name="Text_20_body" style:list-style-name="L7">
      <style:paragraph-properties fo:margin-top="0in" fo:margin-bottom="0in" style:contextual-spacing="false"/>
    </style:style>
    <style:style style:name="T1" style:family="text">
      <style:text-properties officeooo:rsid="000f5390"/>
    </style:style>
    <style:style style:name="T2" style:family="text">
      <style:text-properties officeooo:rsid="0010b4be"/>
    </style:style>
    <style:style style:name="T3" style:family="text">
      <style:text-properties officeooo:rsid="00121cf4"/>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Using Logistic Regression for Binary Classification</text:h>
      <text:p text:style-name="P4"><text:span text:style-name="T2">Subtitle: w</text:span>ith Beginner Friendly Math</text:p>
      <text:p text:style-name="P5">==================</text:p>
      <text:p text:style-name="P5">Alt title:</text:p>
      <text:p text:style-name="P9"><text:span text:style-name="T3">1. </text:span>Exploring Logistic Regression In Biochemistry and Cell Biology</text:p>
      <text:p text:style-name="P9">Using Logistic Regression To Predict Binary Events</text:p>
      <text:list xml:id="list3762069113" text:style-name="L7">
        <text:list-item>
          <text:p text:style-name="P11">Harnessing Logistic Regression To Map Population Growth</text:p>
        </text:list-item>
        <text:list-item>
          <text:p text:style-name="P11">Applying Logistic Regression To Determine Which Factors Impact Success</text:p>
        </text:list-item>
        <text:list-item>
          <text:p text:style-name="P11">Analyzing Logistic Regression As A Binary Classifier For Results Interpretation</text:p>
        </text:list-item>
        <text:list-item>
          <text:p text:style-name="P11">Binary Classification: An Introduction to Logistic Regression</text:p>
        </text:list-item>
        <text:list-item>
          <text:p text:style-name="P11">How Logistic Regression is Used to Solve Biochemical Problems</text:p>
        </text:list-item>
        <text:list-item>
          <text:p text:style-name="P11">Exploring Logistic Regression: From Dose Response to Binary Classification</text:p>
        </text:list-item>
        <text:list-item>
          <text:p text:style-name="P11">Using Logistic Regression for Binary Classification: An Easy-To-Understand Guide</text:p>
        </text:list-item>
        <text:list-item>
          <text:p text:style-name="P10">A Guide to Logistic Regression: Transforming a S-Shaped Curve into an Odds Ratio</text:p>
        </text:list-item>
      </text:list>
      <text:p text:style-name="P9"/>
      <text:p text:style-name="P5">================</text:p>
      <text:p text:style-name="Text_20_body">For individuals who have studied cell biology or biochemistry, logistic regression may be familiar as [dose-response curves](https://en.wikipedia.org/wiki/Dose%E2%80%93response_relationship), [enzyme kinetic curves](https://en.wikipedia.org/wiki/Enzyme_kinetics), the sigmoidal curve of [Oxgen binding to Haemoglobin](https://en.wikipedia.org/wiki/Hill_equation_(biochemistry)), [median lethal dose curve](https://en.wikipedia.org/wiki/Median_lethal_dose) (LD-50) or even an [exponential growth given limited resources](<text:a xlink:type="simple" xlink:href="https://en.wikipedia.org/wiki/Logistic_function" office:target-frame-name="_blank" xlink:show="new" text:style-name="Internet_20_link" text:visited-style-name="Visited_20_Internet_20_Link">https://en.wikipedia.org/wiki/Logistic_function</text:a>).</text:p>
      <text:p text:style-name="Text_20_body">In predictive modeling, Logistic Regression may be used as a binary classifier to help you understand your issue by providing three pieces of information for prediction.</text:p>
      <text:p text:style-name="Text_20_body">1. Presence or Absence of a substance or quality</text:p>
      <text:p text:style-name="Text_20_body">2. The probability of an event</text:p>
      <text:p text:style-name="Text_20_body">3. The odds for or against</text:p>
      <text:p text:style-name="Text_20_body">When Data Scientists discuss Logistic Regression is used as a binary classifier. In plain English, a classifier is used to define or predict yes or no answers and even ‘Success:Failure’ or ‘Fraud:Safe.’</text:p>
      <text:p text:style-name="Text_20_body"><text:soft-page-break/>It can help answer many questions like, ‘Are customers going to leave my business?’ It can even help Data Scientists determine which factors are important for keeping your customers and the probability of an event occurring.</text:p>
      <text:p text:style-name="Text_20_body">Let’s take an example. The diagram of the world population<text:line-break/><draw:frame draw:style-name="fr1" draw:name="Image1" text:anchor-type="as-char" svg:width="0.7874in" svg:height="0.3937in" draw:z-index="0"><draw:image xlink:href="https://lex-p.s3.us-west-1.amazonaws.com/img/a6215578-fb58-443f-9713-ffc8230ba709-RackMultipart20230213-10-fo2k2y.jpg" xlink:type="simple" xlink:show="embed" xlink:actuate="onLoad"/></draw:frame></text:p>
      <text:p text:style-name="Text_20_body">When we look at the projected world population, we see each continent is added on top like a stacked bar chart but now over time. Further back in time, we approach 0 zero population of humans and in the future, we will find a maximum value, an asymptote, that will be reached.</text:p>
      <text:p text:style-name="Text_20_body">But let’s see if we can simplify our complicated s-shaped curve. If we only consider any two points on our curve, we can describe it like a line or a linear set of equations.</text:p>
      <text:p text:style-name="Text_20_body">This would make sense since each continent has its own growth rate per time (β continent) and initial starting population (X continent) at t=0 plus some constant.</text:p>
      <text:p text:style-name="Text_20_body">Equation 1: </text:p>
      <text:p text:style-name="Text_20_body">Population(t=0 → t) = βAsia.<text:span text:style-name="Emphasis">X</text:span>Asia + βAfrica.<text:span text:style-name="Emphasis">X</text:span>Africa +...+ βOceania.<text:span text:style-name="Emphasis">X</text:span>Oceania + β0</text:p>
      <text:p text:style-name="Text_20_body"><draw:frame draw:style-name="fr1" draw:name="Image2" text:anchor-type="as-char" svg:width="0.7874in" svg:height="0.3937in" draw:z-index="1"><draw:image xlink:href="https://lex-p.s3.us-west-1.amazonaws.com/img/214d4950-c0d6-480c-accc-df4d9c29a16f-RackMultipart20230213-6-1a389pn.png" xlink:type="simple" xlink:show="embed" xlink:actuate="onLoad"/></draw:frame></text:p>
      <text:p text:style-name="Text_20_body">If we look at EQ1 and figure 1, we see multiplication in matrix format. A (1 row by 6 column) matrix times a (1 column by 6 row) matrix + b = Y, our population at time = t.</text:p>
      <text:p text:style-name="Text_20_body">Equation 2. </text:p>
      <text:p text:style-name="Text_20_body">Population(t=0 → t) = MX + b</text:p>
      <text:p text:style-name="Text_20_body">How you may ask, can we have a linear regression fit a curved s-shaped line? </text:p>
      <text:p text:style-name="Text_20_body">Using logs and exponents, we can transform the regression line.</text:p>
      <text:p text:style-name="Text_20_body">Equation 3. </text:p>
      <text:p text:style-name="Text_20_body">ln(e^-(MX + b)) = MX + b</text:p>
      <text:p text:style-name="Text_20_body">Now let’s consider a logistic curve.</text:p>
      <text:p text:style-name="Text_20_body">Our x-axis can be time or any other independent value. And on the y-axis, we see <text:span text:style-name="Strong_20_Emphasis"><text:span text:style-name="Emphasis">Probability</text:span></text:span>, from 0 to 1. Remember, Probabilities are only between zero chance to 100% certainty. On our simple graph, where x=0, we see an inflection point at 50% Probability. At that point, the probability of success (p) is 1/2, and the probability of failure (1-p) is also 1/2. Can we use this fact as our next transformation?</text:p>
      <text:p text:style-name="Text_20_body">Equation 4. Calculate Probability of an event</text:p>
      <text:p text:style-name="Text_20_body">ln( Probability ) = MX + b</text:p>
      <text:p text:style-name="Text_20_body">Equation 5. Log-Odds of an event</text:p>
      <text:p text:style-name="Text_20_body">ln(p / (1-p)) = MX + b</text:p>
      <text:p text:style-name="Text_20_body"><text:soft-page-break/><draw:frame draw:style-name="fr1" draw:name="Image3" text:anchor-type="as-char" svg:width="0.7874in" svg:height="0.3937in" draw:z-index="2"><draw:image xlink:href="https://lex-p.s3.us-west-1.amazonaws.com/img/2903ec2c-6e96-4a37-b0b7-1619b699f710-RackMultipart20230213-10-1wacfkz.png" xlink:type="simple" xlink:show="embed" xlink:actuate="onLoad"/></draw:frame></text:p>
      <text:p text:style-name="Text_20_body">In other words, if the Probability = 0.5 then we find the odds of our event occurring at x=0 is [(0.5) : (0.5)]. If we were flipping a coin that it would be 1:1 odds. The ln(p / (1-p)) in equation 4 is commonly called log-odds. But if we wanted just odds, we would transform using the exponent.</text:p>
      <text:p text:style-name="Text_20_body">Equation 4. </text:p>
      <text:p text:style-name="Text_20_body">e^[ ln(p / (1-p))] = e^[MX + b]</text:p>
      <text:p text:style-name="Text_20_body">p / (1-p) = e^[MX + b]</text:p>
      <text:p text:style-name="Text_20_body">Next, We can expand our matrix multiplication to get Equation 5. </text:p>
      <text:p text:style-name="Text_20_body">Equation 5. </text:p>
      <text:p text:style-name="Text_20_body">p / (1-p) = e^[ βAsia.<text:span text:style-name="Emphasis">X</text:span>Asia + βAfrica.<text:span text:style-name="Emphasis">X</text:span>Africa +...+ βOceania.<text:span text:style-name="Emphasis">X</text:span>Oceania + β0 ]</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0T10:44:33.884607323</meta:creation-date>
    <dc:date>2023-02-13T11:59:18.654984868</dc:date>
    <meta:editing-duration>PT8M47S</meta:editing-duration>
    <meta:editing-cycles>3</meta:editing-cycles>
    <meta:generator>LibreOffice/7.3.7.2$Linux_X86_64 LibreOffice_project/30$Build-2</meta:generator>
    <meta:document-statistic meta:table-count="0" meta:image-count="3" meta:object-count="0" meta:page-count="3" meta:paragraph-count="50" meta:word-count="693" meta:character-count="4325" meta:non-whitespace-character-count="3680"/>
  </office:meta>
</office:document-meta>
</file>